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Inter" svg:font-family="Inter, BlinkMacSystemFont, 'Segoe UI', Roboto, Oxygen, Ubuntu, Cantarell, 'Fira Sans', 'Droid Sans', 'Helvetica Neue', sans-serif"/>
    <style:font-face style:name="Lohit Devanagari1" svg:font-family="'Lohit Devanagari'"/>
    <style:font-face style:name="Roboto Slab" svg:font-family="'Roboto Slab', serif"/>
    <style:font-face style:name="Sorce Sans Pro" svg:font-family="'Sorce Sans Pro',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line-height="150%" fo:text-align="center" style:justify-single-word="false"/>
      <style:text-properties style:font-name="Ubuntu"/>
    </style:style>
    <style:style style:name="P2" style:family="paragraph" style:parent-style-name="Heading_20_2">
      <style:paragraph-properties fo:line-height="150%"/>
      <style:text-properties fo:font-variant="normal" fo:text-transform="none" fo:color="#000000" loext:opacity="100%" style:font-name="Roboto Slab" fo:font-size="14pt" fo:letter-spacing="normal" fo:font-style="normal" fo:font-weight="normal" style:font-size-asian="14pt" style:font-size-complex="14pt"/>
    </style:style>
    <style:style style:name="P3" style:family="paragraph" style:parent-style-name="Heading_20_2">
      <style:paragraph-properties fo:line-height="150%" fo:text-align="center" style:justify-single-word="false"/>
      <style:text-properties style:font-name="Ubuntu"/>
    </style:style>
    <style:style style:name="P4" style:family="paragraph" style:parent-style-name="Heading_20_2">
      <style:paragraph-properties fo:margin-left="0cm" fo:margin-right="0.097cm" fo:margin-top="0cm" fo:margin-bottom="0cm" style:contextual-spacing="false" fo:line-height="150%" fo:orphans="2" fo:widows="2" fo:text-indent="0cm" style:auto-text-indent="false"/>
      <style:text-properties fo:font-variant="normal" fo:text-transform="none" fo:color="#000000" loext:opacity="100%" style:font-name="Ubuntu" fo:font-size="14pt" fo:letter-spacing="normal" fo:font-style="normal" fo:font-weight="normal" officeooo:rsid="0028e9f3" officeooo:paragraph-rsid="002d5d78" style:font-size-asian="14pt" style:font-size-complex="14pt"/>
    </style:style>
    <style:style style:name="P5" style:family="paragraph" style:parent-style-name="Heading_20_2">
      <style:paragraph-properties fo:margin-left="0cm" fo:margin-right="0.097cm" fo:margin-top="0cm" fo:margin-bottom="0cm" style:contextual-spacing="false" fo:line-height="150%" fo:orphans="2" fo:widows="2" fo:text-indent="0cm" style:auto-text-indent="false"/>
      <style:text-properties fo:font-variant="normal" fo:text-transform="none" fo:color="#000000" loext:opacity="100%" style:font-name="Ubuntu" fo:font-size="14pt" fo:letter-spacing="normal" fo:font-style="normal" fo:font-weight="normal" officeooo:rsid="0028e9f3" officeooo:paragraph-rsid="002f36e7" style:font-size-asian="14pt" style:font-size-complex="14pt"/>
    </style:style>
    <style:style style:name="P6" style:family="paragraph" style:parent-style-name="Heading_20_2">
      <style:paragraph-properties fo:margin-left="0cm" fo:margin-right="0.097cm" fo:margin-top="0cm" fo:margin-bottom="0cm" style:contextual-spacing="false" fo:line-height="150%" fo:orphans="2" fo:widows="2" fo:text-indent="0cm" style:auto-text-indent="false"/>
      <style:text-properties fo:font-variant="normal" fo:text-transform="none" fo:color="#000000" loext:opacity="100%" style:font-name="Ubuntu" fo:font-size="14pt" fo:letter-spacing="normal" fo:font-style="normal" fo:font-weight="normal" officeooo:rsid="0028e9f3" officeooo:paragraph-rsid="00310984" style:font-size-asian="14pt" style:font-size-complex="14pt"/>
    </style:style>
    <style:style style:name="P7" style:family="paragraph" style:parent-style-name="Standard">
      <style:paragraph-properties fo:line-height="150%"/>
      <style:text-properties fo:color="#000000" loext:opacity="100%" style:font-name="Ubuntu" fo:font-size="14pt" style:font-size-asian="14pt" style:font-size-complex="14pt"/>
    </style:style>
    <style:style style:name="P8" style:family="paragraph" style:parent-style-name="Standard">
      <style:paragraph-properties fo:line-height="150%"/>
      <style:text-properties fo:color="#000000" loext:opacity="100%" style:font-name="Ubuntu" fo:font-size="14pt" officeooo:rsid="0008958c" officeooo:paragraph-rsid="0008958c" style:font-size-asian="14pt" style:font-size-complex="14pt"/>
    </style:style>
    <style:style style:name="P9" style:family="paragraph" style:parent-style-name="Standard">
      <style:paragraph-properties fo:line-height="150%"/>
      <style:text-properties fo:color="#000000" loext:opacity="100%" style:font-name="Ubuntu" fo:font-size="14pt" officeooo:rsid="000b2afe" officeooo:paragraph-rsid="000b2afe" fo:background-color="transparent" style:font-size-asian="14pt" style:font-size-complex="14pt"/>
    </style:style>
    <style:style style:name="P10" style:family="paragraph" style:parent-style-name="Standard">
      <style:paragraph-properties fo:line-height="150%"/>
      <style:text-properties fo:color="#000000" loext:opacity="100%" style:font-name="Ubuntu" fo:font-size="14pt" officeooo:paragraph-rsid="000b2afe" fo:background-color="transparent" style:font-size-asian="14pt" style:font-size-complex="14pt"/>
    </style:style>
    <style:style style:name="P1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paragraph-rsid="001a6748" style:font-size-asian="14pt" style:font-size-complex="14pt"/>
    </style:style>
    <style:style style:name="P1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paragraph-rsid="001a5805" style:font-size-asian="14pt" style:font-size-complex="14pt"/>
    </style:style>
    <style:style style:name="P13" style:family="paragraph" style:parent-style-name="Standard">
      <style:paragraph-properties fo:line-height="150%"/>
      <style:text-properties style:font-name="Ubuntu" fo:font-size="14pt" officeooo:paragraph-rsid="00310984" style:font-size-asian="14pt" style:font-size-complex="14pt"/>
    </style:style>
    <style:style style:name="P14" style:family="paragraph" style:parent-style-name="Standard">
      <style:paragraph-properties fo:line-height="150%"/>
      <style:text-properties style:font-name="Ubuntu" fo:font-size="14pt" officeooo:rsid="0012e249" officeooo:paragraph-rsid="0012e249" style:font-size-asian="14pt" style:font-size-complex="14pt"/>
    </style:style>
    <style:style style:name="P15" style:family="paragraph" style:parent-style-name="Standard">
      <style:paragraph-properties fo:line-height="150%"/>
      <style:text-properties style:font-name="Ubuntu" fo:font-size="14pt" officeooo:rsid="0012e249" officeooo:paragraph-rsid="0016b3c3" style:font-size-asian="14pt" style:font-size-complex="14pt"/>
    </style:style>
    <style:style style:name="P16" style:family="paragraph" style:parent-style-name="Standard">
      <style:paragraph-properties fo:line-height="150%"/>
      <style:text-properties style:font-name="Ubuntu" fo:font-size="14pt" officeooo:rsid="00155da2" officeooo:paragraph-rsid="00155da2" style:font-size-asian="14pt" style:font-size-complex="14pt"/>
    </style:style>
    <style:style style:name="P17" style:family="paragraph" style:parent-style-name="Standard">
      <style:paragraph-properties fo:line-height="150%"/>
      <style:text-properties style:font-name="Ubuntu" fo:font-size="14pt" officeooo:rsid="0016b3c3" officeooo:paragraph-rsid="0016b3c3" style:font-size-asian="14pt" style:font-size-complex="14pt"/>
    </style:style>
    <style:style style:name="P18" style:family="paragraph" style:parent-style-name="Standard">
      <style:paragraph-properties fo:line-height="150%"/>
      <style:text-properties style:font-name="Ubuntu" fo:font-size="14pt" style:font-size-asian="14pt" style:font-size-complex="14pt"/>
    </style:style>
    <style:style style:name="P19" style:family="paragraph" style:parent-style-name="Standard">
      <style:paragraph-properties fo:line-height="150%"/>
      <style:text-properties style:font-name="Ubuntu" fo:font-size="14pt" officeooo:paragraph-rsid="001a5805" style:font-size-asian="14pt" style:font-size-complex="14pt"/>
    </style:style>
    <style:style style:name="P20" style:family="paragraph" style:parent-style-name="Standard">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officeooo:rsid="0012e249" officeooo:paragraph-rsid="001a6748" style:font-size-asian="14pt" style:font-size-complex="14pt"/>
    </style:style>
    <style:style style:name="P21" style:family="paragraph" style:parent-style-name="Standard">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officeooo:rsid="001f83b6" officeooo:paragraph-rsid="001f83b6" style:font-size-asian="14pt" style:font-size-complex="14pt"/>
    </style:style>
    <style:style style:name="P22" style:family="paragraph" style:parent-style-name="Standard">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officeooo:rsid="001f83b6" officeooo:paragraph-rsid="00229e89" style:font-size-asian="14pt" style:font-size-complex="14pt"/>
    </style:style>
    <style:style style:name="P23" style:family="paragraph" style:parent-style-name="Standard">
      <style:paragraph-properties fo:margin-left="0cm" fo:margin-right="0.097cm" fo:margin-top="0cm" fo:margin-bottom="0cm" style:contextual-spacing="false" fo:line-height="150%" fo:orphans="2" fo:widows="2" fo:text-indent="0cm" style:auto-text-indent="false"/>
      <style:text-properties fo:font-variant="normal" fo:text-transform="none" fo:color="#000000" loext:opacity="100%" style:font-name="Ubuntu" fo:font-size="14pt" fo:letter-spacing="normal" fo:font-style="normal" fo:font-weight="normal" officeooo:rsid="0008958c" officeooo:paragraph-rsid="003111ce" style:font-size-asian="14pt" style:font-size-complex="14pt"/>
    </style:style>
    <style:style style:name="P24" style:family="paragraph" style:parent-style-name="Standard">
      <style:paragraph-properties fo:margin-left="0cm" fo:margin-right="0.097cm" fo:margin-top="0cm" fo:margin-bottom="0cm" style:contextual-spacing="false" fo:line-height="150%" fo:orphans="2" fo:widows="2" fo:text-indent="0cm" style:auto-text-indent="false"/>
      <style:text-properties fo:font-variant="normal" fo:text-transform="none" fo:color="#000000" loext:opacity="100%" style:font-name="Ubuntu" fo:font-size="14pt" fo:letter-spacing="normal" fo:font-style="normal" fo:font-weight="normal" officeooo:rsid="0008958c" officeooo:paragraph-rsid="0034a924" style:font-size-asian="14pt" style:font-size-complex="14pt"/>
    </style:style>
    <style:style style:name="P25" style:family="paragraph" style:parent-style-name="Text_20_body">
      <style:paragraph-properties fo:margin-top="0cm" fo:margin-bottom="0cm" style:contextual-spacing="false" fo:line-height="150%" fo:orphans="2" fo:widows="2" fo:padding="0cm" fo:border="none"/>
      <style:text-properties fo:font-variant="normal" fo:text-transform="none" fo:color="#1b1b1b" loext:opacity="100%" style:font-name="Ubuntu" fo:font-size="14pt" fo:letter-spacing="normal" fo:font-style="normal" fo:font-weight="normal" officeooo:paragraph-rsid="00121f0a" fo:background-color="transparent" style:font-size-asian="14pt" style:font-size-complex="14pt"/>
    </style:style>
    <style:style style:name="P26" style:family="paragraph" style:parent-style-name="Text_20_body">
      <style:paragraph-properties fo:margin-top="0cm" fo:margin-bottom="0cm" style:contextual-spacing="false" fo:line-height="150%" fo:orphans="2" fo:widows="2" fo:padding="0cm" fo:border="none"/>
      <style:text-properties fo:font-variant="normal" fo:text-transform="none" fo:color="#1b1b1b" loext:opacity="100%" style:font-name="Ubuntu" fo:font-size="14pt" fo:letter-spacing="normal" fo:font-style="normal" fo:font-weight="normal" officeooo:paragraph-rsid="001dbb13" style:font-size-asian="14pt" style:font-size-complex="14pt"/>
    </style:style>
    <style:style style:name="P27" style:family="paragraph" style:parent-style-name="Text_20_body">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officeooo:rsid="000e348a" officeooo:paragraph-rsid="000e348a" fo:background-color="transparent" style:font-size-asian="14pt" style:font-size-complex="14pt"/>
    </style:style>
    <style:style style:name="P28" style:family="paragraph" style:parent-style-name="Text_20_body">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fo:background-color="transparent" style:font-size-asian="14pt" style:font-size-complex="14pt"/>
    </style:style>
    <style:style style:name="P29" style:family="paragraph" style:parent-style-name="Text_20_body">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officeooo:rsid="001c4396" officeooo:paragraph-rsid="001c4396" style:font-size-asian="14pt" style:font-size-complex="14pt"/>
    </style:style>
    <style:style style:name="P30" style:family="paragraph" style:parent-style-name="Text_20_body">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style:font-size-asian="14pt" style:font-size-complex="14pt"/>
    </style:style>
    <style:style style:name="P31" style:family="paragraph" style:parent-style-name="Text_20_body">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officeooo:paragraph-rsid="001c4396" style:font-size-asian="14pt" style:font-size-complex="14pt"/>
    </style:style>
    <style:style style:name="P32" style:family="paragraph" style:parent-style-name="Text_20_body">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officeooo:rsid="001f83b6" officeooo:paragraph-rsid="001f83b6" style:font-size-asian="14pt" style:font-size-complex="14pt"/>
    </style:style>
    <style:style style:name="P33" style:family="paragraph" style:parent-style-name="Text_20_body">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officeooo:paragraph-rsid="001dbb13"/>
    </style:style>
    <style:style style:name="P34" style:family="paragraph" style:parent-style-name="Text_20_body">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officeooo:rsid="0021b6be" officeooo:paragraph-rsid="0021b6be"/>
    </style:style>
    <style:style style:name="P35" style:family="paragraph" style:parent-style-name="Text_20_body">
      <style:paragraph-properties fo:margin-top="0cm" fo:margin-bottom="0cm" style:contextual-spacing="false" fo:line-height="150%" fo:orphans="2" fo:widows="2" fo:padding="0cm" fo:border="none"/>
      <style:text-properties fo:color="#000000" loext:opacity="100%" style:font-name="Ubuntu" fo:font-size="14pt" officeooo:rsid="0025feaa" officeooo:paragraph-rsid="00270342" style:font-size-asian="14pt" style:font-size-complex="14pt"/>
    </style:style>
    <style:style style:name="P36" style:family="paragraph" style:parent-style-name="Text_20_body">
      <style:paragraph-properties fo:margin-top="0cm" fo:margin-bottom="0cm" style:contextual-spacing="false" fo:line-height="150%" fo:orphans="2" fo:widows="2" fo:padding="0cm" fo:border="none"/>
      <style:text-properties style:font-name="Ubuntu" fo:font-size="14pt" officeooo:rsid="00229e89" officeooo:paragraph-rsid="00229e89"/>
    </style:style>
    <style:style style:name="P37" style:family="paragraph" style:parent-style-name="Text_20_body">
      <style:paragraph-properties fo:line-height="150%"/>
      <style:text-properties fo:font-variant="normal" fo:text-transform="none" fo:color="#000000" loext:opacity="100%" style:font-name="Ubuntu" fo:font-size="14pt" fo:letter-spacing="normal" fo:font-style="normal" fo:font-weight="normal" officeooo:paragraph-rsid="000c9c8a" fo:background-color="transparent" style:font-size-asian="14pt" style:font-size-complex="14pt"/>
    </style:style>
    <style:style style:name="P38" style:family="paragraph" style:parent-style-name="Text_20_body">
      <style:paragraph-properties fo:line-height="150%"/>
      <style:text-properties style:font-name="Ubuntu" fo:font-size="14pt" officeooo:rsid="00100803" officeooo:paragraph-rsid="00100803" style:font-size-asian="14pt" style:font-size-complex="14pt"/>
    </style:style>
    <style:style style:name="P39" style:family="paragraph" style:parent-style-name="Text_20_body">
      <style:paragraph-properties fo:margin-left="0cm" fo:margin-right="0cm" fo:orphans="2" fo:widows="2" fo:text-indent="0cm" style:auto-text-indent="false"/>
    </style:style>
    <style:style style:name="P40" style:family="paragraph" style:parent-style-name="Text_20_body">
      <style:paragraph-properties fo:margin-left="0cm" fo:margin-right="0cm" fo:margin-top="0cm" fo:margin-bottom="0cm" style:contextual-spacing="false" fo:line-height="150%" fo:orphans="2" fo:widows="2" fo:text-indent="0cm" style:auto-text-indent="false"/>
      <style:text-properties style:font-name="Ubuntu" fo:font-size="14pt" officeooo:rsid="0028e9f3" officeooo:paragraph-rsid="002a88dc" style:font-size-asian="14pt" style:font-size-complex="14pt"/>
    </style:style>
    <style:style style:name="P41" style:family="paragraph" style:parent-style-name="Text_20_body">
      <style:paragraph-properties fo:margin-left="0.097cm" fo:margin-right="0.097cm" fo:margin-top="0cm" fo:margin-bottom="0cm" style:contextual-spacing="false" fo:orphans="2" fo:widows="2" fo:text-indent="0cm" style:auto-text-indent="false"/>
    </style:style>
    <style:style style:name="P42" style:family="paragraph" style:parent-style-name="Text_20_body">
      <style:paragraph-properties fo:margin-left="0.097cm" fo:margin-right="0.097cm" fo:margin-top="0cm" fo:margin-bottom="0cm" style:contextual-spacing="false" fo:line-height="150%" fo:orphans="2" fo:widows="2" fo:text-indent="0cm" style:auto-text-indent="false"/>
      <style:text-properties style:font-name="Ubuntu" fo:font-size="14pt" officeooo:paragraph-rsid="00337664" style:font-size-asian="14pt" style:font-size-complex="14pt"/>
    </style:style>
    <style:style style:name="P43" style:family="paragraph" style:parent-style-name="Text_20_body">
      <style:paragraph-properties fo:margin-left="0.097cm" fo:margin-right="0.097cm" fo:margin-top="0cm" fo:margin-bottom="0cm" style:contextual-spacing="false" fo:line-height="150%" fo:orphans="2" fo:widows="2" fo:text-indent="0cm" style:auto-text-indent="false"/>
      <style:text-properties style:font-name="Ubuntu" fo:font-size="14pt" fo:font-style="normal" officeooo:rsid="0028e9f3" officeooo:paragraph-rsid="00337664" style:font-size-asian="14pt" style:font-style-asian="normal" style:font-size-complex="14pt" style:font-style-complex="normal"/>
    </style:style>
    <style:style style:name="P44" style:family="paragraph" style:parent-style-name="Text_20_body">
      <style:paragraph-properties fo:margin-left="0cm" fo:margin-right="0.097cm" fo:margin-top="0cm" fo:margin-bottom="0cm" style:contextual-spacing="false" fo:line-height="150%" fo:orphans="2" fo:widows="2" fo:text-indent="0cm" style:auto-text-indent="false"/>
      <style:text-properties style:font-name="Ubuntu" fo:font-size="14pt" officeooo:rsid="0028e9f3" officeooo:paragraph-rsid="0028e9f3" style:font-size-asian="14pt" style:font-size-complex="14pt"/>
    </style:style>
    <style:style style:name="T1" style:family="text">
      <style:text-properties fo:font-variant="normal" fo:text-transform="none" fo:color="#000000" loext:opacity="100%" fo:letter-spacing="normal" fo:font-style="normal" fo:font-weight="normal"/>
    </style:style>
    <style:style style:name="T2" style:family="text">
      <style:text-properties fo:font-variant="normal" fo:text-transform="none" fo:color="#000000" loext:opacity="100%" fo:letter-spacing="normal" fo:font-style="normal" fo:font-weight="normal" style:font-size-asian="14pt" style:font-size-complex="14pt"/>
    </style:style>
    <style:style style:name="T3" style:family="text">
      <style:text-properties fo:font-variant="normal" fo:text-transform="none" fo:color="#000000" loext:opacity="100%" fo:letter-spacing="normal" fo:font-style="normal" fo:font-weight="normal" officeooo:rsid="001f83b6" style:font-size-asian="14pt" style:font-size-complex="14pt"/>
    </style:style>
    <style:style style:name="T4" style:family="text">
      <style:text-properties fo:font-variant="normal" fo:text-transform="none" fo:color="#000000" loext:opacity="100%" fo:letter-spacing="normal" fo:font-style="normal" fo:font-weight="normal" officeooo:rsid="002a88dc"/>
    </style:style>
    <style:style style:name="T5" style:family="text">
      <style:text-properties fo:font-variant="normal" fo:text-transform="none" fo:color="#000000" loext:opacity="100%" fo:letter-spacing="normal" fo:font-style="normal" fo:font-weight="normal" style:font-style-asian="normal" style:font-style-complex="normal"/>
    </style:style>
    <style:style style:name="T6" style:family="text">
      <style:text-properties fo:font-variant="normal" fo:text-transform="none" fo:color="#000000" loext:opacity="100%" fo:letter-spacing="normal" fo:font-style="normal" fo:font-weight="normal" officeooo:rsid="0028e9f3" style:font-style-asian="normal" style:font-style-complex="normal"/>
    </style:style>
    <style:style style:name="T7" style:family="text">
      <style:text-properties fo:font-variant="normal" fo:text-transform="none" fo:color="#000000" loext:opacity="100%" fo:letter-spacing="normal" fo:font-style="normal" fo:font-weight="normal" officeooo:rsid="0028e9f3" style:font-style-asian="normal" style:font-style-complex="normal" loext:padding="0cm" loext:border="none"/>
    </style:style>
    <style:style style:name="T8" style:family="text">
      <style:text-properties fo:font-variant="normal" fo:text-transform="none" fo:color="#000000" loext:opacity="100%" fo:letter-spacing="normal" fo:font-weight="normal"/>
    </style:style>
    <style:style style:name="T9" style:family="text">
      <style:text-properties fo:font-variant="normal" fo:text-transform="none" fo:color="#000000" loext:opacity="100%" fo:letter-spacing="normal" fo:font-style="italic" fo:font-weight="normal" style:font-style-asian="italic" style:font-style-complex="italic"/>
    </style:style>
    <style:style style:name="T10" style:family="text">
      <style:text-properties fo:font-variant="normal" fo:text-transform="none" fo:color="#000000" loext:opacity="100%" style:font-name="Sorce Sans Pro" fo:font-size="14.3999996185303pt" fo:letter-spacing="normal" fo:font-style="normal" fo:font-weight="normal"/>
    </style:style>
    <style:style style:name="T11" style:family="text">
      <style:text-properties fo:font-variant="normal" fo:text-transform="none" fo:color="#000000" loext:opacity="100%" style:font-name="monospace" fo:font-size="14.3999996185303pt" fo:letter-spacing="normal" fo:font-style="italic" fo:font-weight="normal" loext:padding="0cm" loext:border="none"/>
    </style:style>
    <style:style style:name="T12" style:family="text">
      <style:text-properties fo:font-variant="normal" fo:text-transform="none" fo:color="#000000" loext:opacity="100%" style:text-line-through-style="none" style:text-line-through-type="none" style:font-name="Sorce Sans Pro" fo:font-size="14.3999996185303pt" fo:letter-spacing="normal" fo:font-style="normal" style:text-underline-style="none" fo:font-weight="normal" style:text-blinking="false"/>
    </style:style>
    <style:style style:name="T13" style:family="text">
      <style:text-properties fo:font-variant="normal" fo:text-transform="none" fo:color="#000000" loext:opacity="100%" fo:font-size="14.3999996185303pt" fo:letter-spacing="normal" fo:font-style="normal" fo:font-weight="normal"/>
    </style:style>
    <style:style style:name="T14" style:family="text">
      <style:text-properties fo:font-variant="normal" fo:text-transform="none" fo:color="#000000" loext:opacity="100%" fo:font-size="14.3999996185303pt" fo:letter-spacing="normal" fo:font-style="italic" fo:font-weight="normal" loext:padding="0cm" loext:border="none"/>
    </style:style>
    <style:style style:name="T15" style:family="text">
      <style:text-properties fo:font-variant="normal" fo:text-transform="none" fo:color="#000000" loext:opacity="100%" style:font-name="Ubuntu" fo:font-size="14.3999996185303pt" fo:letter-spacing="normal" fo:font-style="italic" fo:font-weight="normal" loext:padding="0cm" loext:border="none"/>
    </style:style>
    <style:style style:name="T16" style:family="text">
      <style:text-properties fo:font-variant="normal" fo:text-transform="none" fo:color="#000000" loext:opacity="100%" style:font-name="Ubuntu" fo:letter-spacing="normal" fo:font-style="italic" fo:font-weight="normal" loext:padding="0cm" loext:border="none"/>
    </style:style>
    <style:style style:name="T17" style:family="text">
      <style:text-properties fo:font-variant="normal" fo:text-transform="none" fo:color="#000000" loext:opacity="100%" style:font-name="Ubuntu" fo:letter-spacing="normal" fo:font-style="italic" fo:font-weight="normal" style:font-style-asian="italic" style:font-style-complex="italic" loext:padding="0cm" loext:border="none"/>
    </style:style>
    <style:style style:name="T18" style:family="text">
      <style:text-properties fo:font-variant="normal" fo:text-transform="none" fo:color="#000000" loext:opacity="100%" style:font-name="Ubuntu" fo:letter-spacing="normal" fo:font-weight="normal" loext:padding="0cm" loext:border="none"/>
    </style:style>
    <style:style style:name="T19" style:family="text">
      <style:text-properties fo:font-variant="normal" fo:text-transform="none" fo:color="#000000" loext:opacity="100%" style:font-name="Ubuntu" fo:letter-spacing="normal" fo:font-style="normal" fo:font-weight="normal" style:font-style-asian="normal" style:font-style-complex="normal" loext:padding="0cm" loext:border="none"/>
    </style:style>
    <style:style style:name="T20" style:family="text">
      <style:text-properties fo:font-variant="normal" fo:text-transform="none" fo:color="#000000" loext:opacity="100%" style:font-name="Ubuntu" fo:letter-spacing="normal" fo:font-style="normal" fo:font-weight="normal" officeooo:rsid="0028e9f3" style:font-style-asian="normal" style:font-style-complex="normal" loext:padding="0cm" loext:border="none"/>
    </style:style>
    <style:style style:name="T21" style:family="text">
      <style:text-properties fo:font-variant="normal" fo:text-transform="none" fo:letter-spacing="normal" fo:font-style="normal" fo:font-weight="normal"/>
    </style:style>
    <style:style style:name="T22" style:family="text">
      <style:text-properties fo:font-variant="normal" fo:text-transform="none" fo:letter-spacing="normal" fo:font-style="normal" fo:font-weight="normal" officeooo:rsid="00270342"/>
    </style:style>
    <style:style style:name="T23" style:family="text">
      <style:text-properties fo:font-variant="normal" fo:text-transform="none" style:font-name="Ubuntu" fo:letter-spacing="normal" fo:font-style="normal" fo:font-weight="normal" officeooo:rsid="00270342"/>
    </style:style>
    <style:style style:name="T24" style:family="text">
      <style:text-properties officeooo:rsid="000b2afe"/>
    </style:style>
    <style:style style:name="T25" style:family="text">
      <style:text-properties officeooo:rsid="000c9c8a"/>
    </style:style>
    <style:style style:name="T26" style:family="text">
      <style:text-properties officeooo:rsid="000e8236"/>
    </style:style>
    <style:style style:name="T27" style:family="text">
      <style:text-properties officeooo:rsid="001119a1"/>
    </style:style>
    <style:style style:name="T28" style:family="text">
      <style:text-properties officeooo:rsid="00121f0a"/>
    </style:style>
    <style:style style:name="T29" style:family="text">
      <style:text-properties officeooo:rsid="0013e6cf"/>
    </style:style>
    <style:style style:name="T30" style:family="text">
      <style:text-properties officeooo:rsid="001608c3"/>
    </style:style>
    <style:style style:name="T31" style:family="text">
      <style:text-properties officeooo:rsid="00194e2d"/>
    </style:style>
    <style:style style:name="T32" style:family="text">
      <style:text-properties officeooo:rsid="001a5805"/>
    </style:style>
    <style:style style:name="T33" style:family="text">
      <style:text-properties style:font-size-asian="14pt" style:font-size-complex="14pt"/>
    </style:style>
    <style:style style:name="T34" style:family="text">
      <style:text-properties officeooo:rsid="001c4396" style:font-size-asian="14pt" style:font-size-complex="14pt"/>
    </style:style>
    <style:style style:name="T35" style:family="text">
      <style:text-properties officeooo:rsid="001dbb13" style:font-size-asian="14pt" style:font-size-complex="14pt"/>
    </style:style>
    <style:style style:name="T36" style:family="text">
      <style:text-properties officeooo:rsid="001f83b6" style:font-size-asian="14pt" style:font-size-complex="14pt"/>
    </style:style>
    <style:style style:name="T37" style:family="text">
      <style:text-properties style:text-line-through-style="none" style:text-line-through-type="none" style:font-name="Sorce Sans Pro" fo:font-size="14.3999996185303pt" style:text-underline-style="none" style:text-blinking="false"/>
    </style:style>
    <style:style style:name="T38" style:family="text">
      <style:text-properties style:text-line-through-style="none" style:text-line-through-type="none" style:font-name="Sorce Sans Pro" fo:font-size="14.3999996185303pt" style:text-underline-style="none" style:text-blinking="false" style:font-weight-asian="normal" style:font-weight-complex="normal"/>
    </style:style>
    <style:style style:name="T39" style:family="text">
      <style:text-properties fo:font-style="italic" officeooo:rsid="002d5d78" style:font-style-asian="italic" style:font-style-complex="italic"/>
    </style:style>
    <style:style style:name="T40" style:family="text">
      <style:text-properties style:font-name="Sorce Sans Pro" fo:font-size="14.3999996185303pt"/>
    </style:style>
    <style:style style:name="T41" style:family="text">
      <style:text-properties style:font-name="Sorce Sans Pro" fo:font-size="14.3999996185303pt" officeooo:rsid="002d5d78"/>
    </style:style>
    <style:style style:name="T42" style:family="text">
      <style:text-properties style:font-name="Sorce Sans Pro" fo:font-size="14.3999996185303pt" officeooo:rsid="00310984" style:font-name-asian="Noto Serif CJK SC" style:font-weight-asian="bold" style:font-name-complex="Lohit Devanagari" style:font-weight-complex="bold" loext:padding="0cm" loext:border="none"/>
    </style:style>
    <style:style style:name="T43" style:family="text">
      <style:text-properties style:font-name="monospace" fo:font-size="14.3999996185303pt" fo:font-style="italic" officeooo:rsid="002d5d78" loext:padding="0cm" loext:border="none"/>
    </style:style>
    <style:style style:name="T44" style:family="text">
      <style:text-properties style:font-name="monospace" fo:font-size="14.3999996185303pt" fo:font-style="italic" officeooo:rsid="00310984" loext:padding="0cm" loext:border="none"/>
    </style:style>
    <style:style style:name="T45" style:family="text">
      <style:text-properties fo:font-size="14.3999996185303pt" officeooo:rsid="002d5d78"/>
    </style:style>
    <style:style style:name="T46" style:family="text">
      <style:text-properties officeooo:rsid="002d5d78"/>
    </style:style>
    <style:style style:name="T47" style:family="text">
      <style:text-properties style:font-name="Ubuntu" fo:font-size="14.3999996185303pt" fo:font-style="italic" officeooo:rsid="002d5d78" loext:padding="0cm" loext:border="none"/>
    </style:style>
    <style:style style:name="T48" style:family="text">
      <style:text-properties style:font-name="Ubuntu" fo:font-size="14.3999996185303pt" officeooo:rsid="00310984" style:font-name-asian="Noto Serif CJK SC" style:font-weight-asian="bold" style:font-name-complex="Lohit Devanagari" style:font-weight-complex="bold" loext:padding="0cm" loext:border="none"/>
    </style:style>
    <style:style style:name="T49" style:family="text">
      <style:text-properties style:font-name="Ubuntu" fo:font-style="italic" officeooo:rsid="002d5d78" loext:padding="0cm" loext:border="none"/>
    </style:style>
    <style:style style:name="T50" style:family="text">
      <style:text-properties style:font-name="Ubuntu" fo:font-style="italic" officeooo:rsid="002d5d78" style:font-style-asian="italic" style:font-style-complex="italic" loext:padding="0cm" loext:border="none"/>
    </style:style>
    <style:style style:name="T51" style:family="text">
      <style:text-properties style:font-name="Ubuntu" fo:font-style="italic" officeooo:rsid="00310984" style:font-name-asian="Noto Serif CJK SC" style:font-style-asian="italic" style:font-weight-asian="bold" style:font-name-complex="Lohit Devanagari" style:font-style-complex="italic" style:font-weight-complex="bold" loext:padding="0cm" loext:border="none"/>
    </style:style>
    <style:style style:name="T52" style:family="text">
      <style:text-properties style:font-name="Ubuntu" officeooo:rsid="00310984" style:font-name-asian="Noto Serif CJK SC" style:font-weight-asian="bold" style:font-name-complex="Lohit Devanagari" style:font-weight-complex="bold" loext:padding="0cm" loext:border="none"/>
    </style:style>
    <style:style style:name="T53" style:family="text">
      <style:text-properties style:font-name="Ubuntu" officeooo:rsid="00310984" style:font-name-asian="Noto Serif CJK SC" style:font-style-asian="normal" style:font-weight-asian="bold" style:font-name-complex="Lohit Devanagari" style:font-style-complex="normal" style:font-weight-complex="bold" loext:padding="0cm" loext:border="none"/>
    </style:style>
    <style:style style:name="T54" style:family="text">
      <style:text-properties style:font-name="Ubuntu" officeooo:rsid="002d5d78" style:font-style-asian="normal" style:font-style-complex="normal" loext:padding="0cm" loext:border="none"/>
    </style:style>
    <style:style style:name="T55" style:family="text">
      <style:text-properties officeooo:rsid="002f36e7"/>
    </style:style>
    <style:style style:name="T56" style:family="text">
      <style:text-properties officeooo:rsid="002d5d78" style:font-style-asian="normal" style:font-style-complex="normal"/>
    </style:style>
    <style:style style:name="T57" style:family="text">
      <style:text-properties officeooo:rsid="002d5d78" style:font-style-asian="normal" style:font-style-complex="normal" loext:padding="0cm" loext:border="none"/>
    </style:style>
    <style:style style:name="T58" style:family="text">
      <style:text-properties officeooo:rsid="00310984" style:font-style-asian="normal" style:font-style-complex="normal"/>
    </style:style>
    <style:style style:name="T59" style:family="text">
      <style:text-properties officeooo:rsid="00310984" style:font-name-asian="Noto Serif CJK SC" style:font-style-asian="normal" style:font-weight-asian="bold" style:font-name-complex="Lohit Devanagari" style:font-style-complex="normal" style:font-weight-complex="bold"/>
    </style:style>
    <style:style style:name="T60" style:family="text">
      <style:text-properties officeooo:rsid="00310984" style:font-name-asian="Noto Serif CJK SC" style:font-style-asian="normal" style:font-weight-asian="bold" style:font-name-complex="Lohit Devanagari" style:font-style-complex="normal" style:font-weight-complex="bold"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cessibilidade 01</text:h>
      <text:p text:style-name="P9">Um site “acessivel” permite que qualquer usuario acesse o conteudo, independente da forma que isso é feito, mesmo possuindo restrições fisicas ou mentais.</text:p>
      <text:p text:style-name="P10"><text:s text:c="5"/>- <text:span text:style-name="T24">Os sites devem ser acessiveis por teclado, mouse , telas sensiveis,</text:span></text:p>
      <text:p text:style-name="P9"><text:s text:c="7"/>leitores de tela e assistentes de voz (alexa ou google home)</text:p>
      <text:p text:style-name="P10"><text:s text:c="5"/>- <text:span text:style-name="T24">As aplicações devem ser compreensiveis e utilizaveis pelos usuarios</text:span></text:p>
      <text:p text:style-name="P9"><text:s text:c="7"/>independente de habilidades auditivas, visuais, fisicas ou cognitivas</text:p>
      <text:p text:style-name="P37"><text:s text:c="5"/>- <text:span text:style-name="T24">Os sites não podem oferecer perigo </text:span><text:span text:style-name="T25">(ataques epiléticos)</text:span></text:p>
      <text:p text:style-name="P37"/>
      <text:p text:style-name="P27">Acessibilidade é a pratica de tornar sites utilizaveis pelo maior numero de pessoas possível, fazer isso beneficia não só pessoas com deficiencia mas tambem aqueles que usam dispositivos moveis ou conexões de rede lentas. <text:span text:style-name="T26">É necessario aprender sobre como os outros usam a web, já que você não é seus usuarios.</text:span></text:p>
      <text:p text:style-name="P28">_____________________________________________________________________</text:p>
      <text:h text:style-name="P3" text:outline-level="2">Deficiência Visual</text:h>
      <text:p text:style-name="P38"><text:span text:style-name="T27">Pessoas com deficiencia visual incluem pessoas com cegueira, visão de baixo nivel e daltonismo, </text:span><text:span text:style-name="T28">por isso mutos usam </text:span>ampliadores de tela, recursos de zoom de software <text:span text:style-name="T27">e leitores de tela</text:span></text:p>
      <text:p text:style-name="P25">_____________________________________________________________________</text:p>
      <text:h text:style-name="P3" text:outline-level="2">Deficiência Auditiva</text:h>
      <text:p text:style-name="P14">Pessoas com deficiencia auditiva tem vários niveis de perda, variando de leve a profundo. Para fornecer acesso, alternativas textuais devem ser fornecidas, <text:span text:style-name="T29">como </text:span>videos legendados manualmente, transcrições para <text:soft-page-break/>conteudo de audio e devido aos altos niveis de privação de linguagem, a simplificação do texto deve ser considerada</text:p>
      <text:p text:style-name="P14">_____________________________________________________________________</text:p>
      <text:h text:style-name="P3" text:outline-level="2">Problemas de Mobilidade</text:h>
      <text:p text:style-name="P16">Deficiencias relacionadas ao movimento podem envolver problemas puramente fisicos ou disturbios neurológicos/genéticos que levam a fraqueza ou perda de controle dos membros. <text:span text:style-name="T30">Algumas pessoas podem ter dificuldade em fazer os movimentos exatos das mãos necessarios para usar um mouse, enquanto outras podem ser mais severamente afetadas, a ponto de precisarem usar um ponteiro de cabeça. Esse tipo de deficiencia tambem pode ser resultado de velhice e alguns usuarios podem não ter um mouse.</text:span></text:p>
      <text:p text:style-name="P17">A maneira como isso geralmente afeta o trabalho de desenvolvimento web é a exigencia de que os controles sejam acessiveis tambem pelo teclado</text:p>
      <text:p text:style-name="P15">_____________________________________________________________________</text:p>
      <text:h text:style-name="P3" text:outline-level="2">Deficiências Cognitivas</text:h>
      <text:p text:style-name="P19"><text:span text:style-name="T31">Refere-se a uma ampla gama de deficiencias, como intelectual, dificuldade de pensar e lembrar, depressão, esquizofrenia, dislexia, transtorno de déficit de atenção e hiperatividade. Pessoas com deficiencias cognitivas apresentam um conjunto comum de problemas, como dificuldade de entender o conteudo, lembrar como concluir tarefas e confusão causada por layouts de pagina web inconsistentes. </text:span><text:span text:style-name="T32">Para evitar problemas como esses é necessario</text:span><text:span text:style-name="T31">:</text:span></text:p>
      <text:p text:style-name="P11"><text:s text:c="5"/>- Fornecer conteúdo de mais de uma maneira, como conversão de texto</text:p>
      <text:p text:style-name="P11"><text:s text:c="7"/>em fala ou vídeo.</text:p>
      <text:p text:style-name="P11"><text:s text:c="5"/>- Conteúdo de fácil compreensão, como texto escrito usando padrões de</text:p>
      <text:p text:style-name="P11"><text:s text:c="7"/>linguagem simples.</text:p>
      <text:p text:style-name="P12"><text:s text:c="5"/>- Concentrar a atenção em conteúdos importantes.</text:p>
      <text:p text:style-name="P12"><text:s text:c="5"/>- Minimizar as distrações, como conteúdo ou anúncios desnecessários.</text:p>
      <text:p text:style-name="P12"><text:soft-page-break/><text:s text:c="5"/>- Layout e navegação de página da Web consistentes.</text:p>
      <text:p text:style-name="P11"><text:s text:c="5"/>- Elementos familiares, como links sublinhados em azul quando não</text:p>
      <text:p text:style-name="P11"><text:s text:c="7"/>visitados e roxos quando visitados.</text:p>
      <text:p text:style-name="P11"><text:s text:c="5"/>- Dividindo os processos em etapas lógicas e essenciais com indicadores</text:p>
      <text:p text:style-name="P11"><text:s text:c="7"/>de progresso.</text:p>
      <text:p text:style-name="P11"><text:s text:c="5"/>- A autenticação do site é a mais fácil possível sem comprometer a</text:p>
      <text:p text:style-name="P11"><text:s text:c="7"/>segurança.</text:p>
      <text:p text:style-name="P11"><text:s text:c="5"/>- Tornar os formulários fáceis de preencher, como com mensagens de</text:p>
      <text:p text:style-name="P11"><text:s text:c="7"/>erro claras e recuperação de erros simples.</text:p>
      <text:p text:style-name="P20">_____________________________________________________________________</text:p>
      <text:h text:style-name="P3" text:outline-level="2">Implementando Acessibilidade</text:h>
      <text:p text:style-name="P29">A acessibilidade só vai ser um “extra” caro para implementar quando:</text:p>
      <text:p text:style-name="P31"><text:s text:c="5"/>- Você está tentando "ajustar" a acessibilidade em um site existente que</text:p>
      <text:p text:style-name="P31"><text:s text:c="7"/>apresenta problemas significativos de acessibilidade.</text:p>
      <text:p text:style-name="P29"><text:s text:c="5"/>- Você apenas começou a considerar a acessibilidade e descobriu</text:p>
      <text:p text:style-name="P29"><text:s text:c="7"/>problemas relacionados nos estágios finais de um projeto.</text:p>
      <text:p text:style-name="P30"/>
      <text:p text:style-name="P33"><text:span text:style-name="T34">Se a acessibilidade for considerada desde o inicio, o custo deve ser o minimo. É preciso tambem executar testes de acessibilidade no regime de testes, </text:span><text:span text:style-name="T35">assim como para qualquer outro segmento importante do publico-alvo. É necessario fazer testes com antecedencia e com frequencia, automatizados para detectar recursos ausentes por meio de programação, com diferentes grupos de usuarios e fazer perguntas como:</text:span></text:p>
      <text:p text:style-name="P26"><text:s text:c="5"/>- Meu widget seletor de data pode ser usado por pessoas que usam</text:p>
      <text:p text:style-name="P26"><text:s text:c="7"/>leitores de tela?</text:p>
      <text:p text:style-name="P26"><text:s text:c="5"/>- Se o conteúdo é atualizado dinamicamente, as pessoas com deficiência</text:p>
      <text:p text:style-name="P26"><text:s text:c="7"/>visual sabem disso?</text:p>
      <text:p text:style-name="P26"><text:s text:c="5"/>- Os botões da interface do usuário são acessíveis aos usuários do</text:p>
      <text:p text:style-name="P26"><text:s text:c="7"/>teclado e da interface de toque?</text:p>
      <text:p text:style-name="P32"><text:soft-page-break/>É preciso anotar possíveis areas problematicas no conteudo que precisarão de trabalho para torna-lo acessivel e pensar em soluções/alternativas. Enquanto conteudo de texto é facil, conteudo multimidia é complicado, por isso transcreve-lo é uma opção possível para torna-lo mais acessivel</text:p>
      <text:p text:style-name="P21">_____________________________________________________________________</text:p>
      <text:h text:style-name="P3" text:outline-level="2">APIs de Acessibilidade</text:h>
      <text:p text:style-name="P34"><text:span text:style-name="T36">O</text:span><text:span text:style-name="T33">s navegadores web fazem uso de APIs de acessibilidade especiais que expõem informações uteis para tecnologias assisitivas (Ats), geralmente usam informações semânticas, por isso não incluem informações de estilo ou javascript. Essas informações são estruturadas em uma arvore de informações denominada “arvore de acessibilidade”.</text:span></text:p>
      <text:p text:style-name="P32"/>
      <text:p text:style-name="P36"><text:span text:style-name="T3">O</text:span><text:span text:style-name="T2">nde as informações semanticas nativas fornecidas pelos elementos HTML falham, é possível complementa-las com recursos da especificação WAI-ARIA, que vai adicionar informações semanticas na arvore de acessibilidade para melhora-la.</text:span></text:p>
      <text:p text:style-name="P22">_____________________________________________________________________</text:p>
      <text:h text:style-name="P3" text:outline-level="2">Gerenciamento de foco é essencial</text:h>
      <text:p text:style-name="P35"><text:span text:style-name="T21">É importante garantir que sites sejam navegaveis pelo teclado, já que muitos usuarios dependem dele quando estão na web. </text:span><text:span text:style-name="T22">Navegar pelo teclado significa saltar de um elemento focável para outro na ordem que eles aparecem no DOM. Elementos focaveis são, entre outros, links, botões e elementos de formulario. Por ser focável e selecionável de maneiras diferentes, eles vêm com funcionalidades padrão muito úteis. Portanto, faz sentido usar elementos semânticos corretos e escrever HTML em uma ordem lógica.</text:span></text:p>
      <text:p text:style-name="P35"><text:soft-page-break/><text:span text:style-name="T22">Geralmente, é usado elementos não focáveis para criar componentes personalizados com tecnologia JavaScript, o que pode ser problemático para usuários de teclado.</text:span></text:p>
      <text:p text:style-name="P8">_____________________________________________________________________</text:p>
      <text:h text:style-name="P3" text:outline-level="2">Informar quando o conteudo muda dinamicamente</text:h>
      <text:p text:style-name="P40"><text:span text:style-name="T1">Normalmente, os leitores de tela só anunciam conteúdo quando um elemento é focado ou </text:span><text:span text:style-name="T4">quando </text:span><text:span text:style-name="T1">o usuário usa os comandos de navegação do seu próprio leitor de tela. Se o conteúdo for carregado dinamicamente e inserido no DOM, apenas os usuários com visão estarão cientes das alterações.</text:span></text:p>
      <text:h text:style-name="P6" text:outline-level="2">Os usuários de leitores de tela <text:span text:style-name="T55">tambem </text:span>devem ser informados quando o conteúdo muda dinamicamente, <text:span text:style-name="T55">o solucionador desse problema será o </text:span><text:span text:style-name="T46">ARIA Live Regions, </text:span><text:span text:style-name="T56">Ao declarar </text:span><text:span text:style-name="Source_20_Text"><text:span text:style-name="T54">role status </text:span></text:span><text:span text:style-name="T56">ou </text:span><text:span text:style-name="Source_20_Text"><text:span text:style-name="T54">alert </text:span></text:span><text:span text:style-name="Source_20_Text"><text:span text:style-name="T53">em um elemento</text:span></text:span><text:span text:style-name="T56">, os leitores de tela ouvirão atualizações de conteúdo </text:span><text:span text:style-name="T59">do elemento determinado</text:span></text:h>
      <text:p text:style-name="P23">_____________________________________________________________________</text:p>
      <text:h text:style-name="P3" text:outline-level="2">Anunciar mais do que o conteudo alterado</text:h>
      <text:p text:style-name="P43"><text:span text:style-name="T8">Por padrão, os leitores de tela só apresentam conteúdo alterado, mesmo que haja outro conteúdo dentro da mesma região ativa.</text:span></text:p>
      <text:p text:style-name="P42"><text:span text:style-name="T6">É possível alterar o comportamento padrão com o atributo </text:span><text:span text:style-name="Source_20_Text"><text:span text:style-name="T20">aria-atomic</text:span></text:span><text:span text:style-name="T6">. Se você configurá-lo para </text:span><text:span text:style-name="Source_20_Text"><text:span text:style-name="T20">true</text:span></text:span><text:span text:style-name="T6">, as tecnologias assistivas apresentarão todo o conteúdo do elemento.</text:span></text:p>
      <text:p text:style-name="P24"><text:span text:style-name="T1">_____________________________________________________________________</text:span></text:p>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Inter" svg:font-family="Inter, BlinkMacSystemFont, 'Segoe UI', Roboto, Oxygen, Ubuntu, Cantarell, 'Fira Sans', 'Droid Sans', 'Helvetica Neue', sans-serif"/>
    <style:font-face style:name="Lohit Devanagari1" svg:font-family="'Lohit Devanagari'"/>
    <style:font-face style:name="Roboto Slab" svg:font-family="'Roboto Slab', serif"/>
    <style:font-face style:name="Sorce Sans Pro" svg:font-family="'Sorce Sans Pro',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orphans="2" fo:widows="2" fo:padding="0cm" fo:border="none"/>
      <style:text-properties fo:font-variant="normal" fo:text-transform="none" style:use-window-font-color="true" loext:opacity="0%" style:font-name="Liberation Serif" fo:font-family="'Liberation Serif'" style:font-family-generic="roman" style:font-pitch="variable" fo:font-size="12pt" fo:letter-spacing="normal" fo:font-style="normal" fo:font-weight="normal" officeooo:rsid="000000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4T07:26:34.651673548</meta:creation-date>
    <dc:date>2023-03-16T09:05:19.440006841</dc:date>
    <meta:editing-duration>PT6H28M33S</meta:editing-duration>
    <meta:editing-cycles>32</meta:editing-cycles>
    <meta:generator>LibreOffice/7.0.4.2$Linux_X86_64 LibreOffice_project/00$Build-2</meta:generator>
    <meta:document-statistic meta:table-count="0" meta:image-count="0" meta:object-count="0" meta:page-count="5" meta:paragraph-count="68" meta:word-count="1017" meta:character-count="7564" meta:non-whitespace-character-count="6439"/>
  </office:meta>
</office:document-meta>
</file>